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86ba0" officeooo:paragraph-rsid="00186ba0" style:font-size-asian="15.75pt" style:font-size-complex="18pt"/>
    </style:style>
    <style:style style:name="P2" style:family="paragraph" style:parent-style-name="Standard">
      <style:paragraph-properties fo:text-align="start" style:justify-single-word="false"/>
      <style:text-properties fo:font-size="12pt" officeooo:rsid="00186ba0" officeooo:paragraph-rsid="00186ba0" style:font-size-asian="10.5pt" style:font-size-complex="12pt"/>
    </style:style>
    <style:style style:name="P3" style:family="paragraph" style:parent-style-name="Standard">
      <style:paragraph-properties fo:text-align="start" style:justify-single-word="false"/>
      <style:text-properties fo:font-size="12pt" officeooo:rsid="00186ba0" officeooo:paragraph-rsid="001c0f47" style:font-size-asian="10.5pt" style:font-size-complex="12pt"/>
    </style:style>
    <style:style style:name="P4" style:family="paragraph" style:parent-style-name="Standard">
      <style:paragraph-properties fo:text-align="start" style:justify-single-word="false"/>
      <style:text-properties fo:font-size="12pt" officeooo:rsid="00186ba0" officeooo:paragraph-rsid="00186ba0" style:font-size-asian="10.5pt" style:font-size-complex="12pt"/>
    </style:style>
    <style:style style:name="P5" style:family="paragraph" style:parent-style-name="Standard">
      <style:paragraph-properties fo:text-align="start" style:justify-single-word="false"/>
      <style:text-properties fo:font-size="12pt" officeooo:rsid="001c0f47" officeooo:paragraph-rsid="001c0f47" style:font-size-asian="10.5pt" style:font-size-complex="12pt"/>
    </style:style>
    <style:style style:name="P6" style:family="paragraph" style:parent-style-name="Standard">
      <style:paragraph-properties fo:text-align="center" style:justify-single-word="false"/>
      <style:text-properties fo:color="#ff0000" fo:font-size="18pt" style:text-underline-style="solid" style:text-underline-width="auto" style:text-underline-color="font-color" fo:font-weight="bold" officeooo:rsid="00186ba0" officeooo:paragraph-rsid="00186ba0" style:font-size-asian="15.75pt" style:font-weight-asian="bold" style:font-size-complex="18pt" style:font-weight-complex="bold"/>
    </style:style>
    <style:style style:name="P7" style:family="paragraph" style:parent-style-name="Standard">
      <style:paragraph-properties fo:text-align="start" style:justify-single-word="false"/>
      <style:text-properties fo:color="#009900" fo:font-size="12pt" style:text-underline-style="solid" style:text-underline-width="auto" style:text-underline-color="font-color" officeooo:rsid="00186ba0" officeooo:paragraph-rsid="00186ba0" style:font-size-asian="10.5pt" style:font-size-complex="12pt"/>
    </style:style>
    <style:style style:name="P8" style:family="paragraph" style:parent-style-name="Standard">
      <style:paragraph-properties fo:text-align="start" style:justify-single-word="false"/>
      <style:text-properties style:use-window-font-color="true" fo:font-size="12pt" style:text-underline-style="none" officeooo:rsid="001d313d" officeooo:paragraph-rsid="001d313d" style:font-size-asian="10.5pt" style:font-size-complex="12pt"/>
    </style:style>
    <style:style style:name="P9" style:family="paragraph" style:parent-style-name="Standard">
      <style:paragraph-properties fo:text-align="end" style:justify-single-word="false"/>
      <style:text-properties style:use-window-font-color="true" fo:font-size="12pt" style:text-underline-style="none" fo:font-weight="normal" officeooo:rsid="00186ba0" officeooo:paragraph-rsid="00186ba0" style:font-size-asian="10.5pt" style:font-weight-asian="normal" style:font-size-complex="12pt" style:font-weight-complex="normal"/>
    </style:style>
    <style:style style:name="P10" style:family="paragraph" style:parent-style-name="Standard">
      <style:paragraph-properties fo:text-align="end" style:justify-single-word="false"/>
      <style:text-properties style:use-window-font-color="true" fo:font-size="12pt" style:text-underline-style="none" fo:font-weight="normal" officeooo:rsid="001d313d" officeooo:paragraph-rsid="001d313d" style:font-size-asian="10.5pt" style:font-weight-asian="normal" style:font-size-complex="12pt" style:font-weight-complex="normal"/>
    </style:style>
    <style:style style:name="T1" style:family="text">
      <style:text-properties officeooo:rsid="001c0f47"/>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 Sprint C</text:p>
      <text:p text:style-name="P6"/>
      <text:p text:style-name="P6"/>
      <text:p text:style-name="P9">*********************************************</text:p>
      <text:p text:style-name="P10"><text:span text:style-name="T2">CODE SOURCE :</text:span> <text:a xlink:type="simple" xlink:href="https://github.com/Poirault/IPI2.git" text:style-name="Internet_20_link" text:visited-style-name="Visited_20_Internet_20_Link">https://github.com/Poirault/IPI2.git</text:a></text:p>
      <text:p text:style-name="P10">*********************************************</text:p>
      <text:p text:style-name="P1"/>
      <text:p text:style-name="P7">I-Programmation</text:p>
      <text:p text:style-name="P2"/>
      <text:p text:style-name="P3">Nous avons décidé de créer un solveur « random » optimisé, c’est à dire un solveur qui teste aléatoirement une solution en regardant les voisins. </text:p>
      <text:p text:style-name="P3">Par exemple, si le solveur teste la couleur rouge alors que cette couleur n’apporte pas de modifications au jeu alors il teste une autre couleur <text:span text:style-name="T1">sans l’enregistrer.</text:span></text:p>
      <text:p text:style-name="P2">Ainsi nous avons pensé que nous pourrions utilisé ce solveur pour le prochain sprint ( solveur optimisé), puisque notre solveur random ne donne pas la meilleure solution, mais, en asseyant par exemple 1 000 fois ce solveur et en prenant la solution la plus courte, nous avons une majoration intéressante de la solution la plus courte, ce qui permet de réduire la taille de l’arbre de recherche (par cette majoration) qui testerait toutes les solutions.</text:p>
      <text:p text:style-name="P2"/>
      <text:p text:style-name="P5">Afin de mieux comprendre ce que faisait le solveur et afin de pouvoir débeuguer plus facilement les problèmes nous affichons ce que le solveur modifie sur la grille du jeu de départ et nous attendons une seconde à chaque étape. Cela nous a beaucoup aidé.</text:p>
      <text:p text:style-name="P2"/>
      <text:p text:style-name="P2"/>
      <text:p text:style-name="P2"/>
      <text:p text:style-name="P7">II-Répartition du travail</text:p>
      <text:p text:style-name="P7"/>
      <text:p text:style-name="P8">Désignation du référent : Vartan (qui réparti les taĉhes)</text:p>
      <text:p text:style-name="P8"/>
      <text:p text:style-name="P8">-Kevin : Réalisation du solveur random optimisé, rédaction du rapport.</text:p>
      <text:p text:style-name="P8">-Vartan : Commentaire des fonctions codé lors de ce sprint au format doxygen, rédaction du README, <text:s/>répartition des tâches, aide pour la réalisation du solveur random optimisé.</text:p>
      <text:p text:style-name="P8">-Léo : A commencé à coder le solveur qui teste toutes solutions afin d’avoir de l’avance pour le sprint D.</text:p>
      <text:p text:style-name="P8">-Romuald : Réalisation du diagramme et l’excel pour la répartition des heures de travail.</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21:00:34.148825096</meta:creation-date>
    <dc:date>2017-04-17T13:13:58.494400997</dc:date>
    <meta:editing-duration>PT55M7S</meta:editing-duration>
    <meta:editing-cycles>2</meta:editing-cycles>
    <meta:generator>LibreOffice/5.1.6.2$Linux_X86_64 LibreOffice_project/10m0$Build-2</meta:generator>
    <meta:document-statistic meta:table-count="0" meta:image-count="0" meta:object-count="0" meta:page-count="1" meta:paragraph-count="15" meta:word-count="265" meta:character-count="1710" meta:non-whitespace-character-count="1458"/>
  </office:meta>
</office:document-meta>
</file>